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sub>
        <mi mathvariant="normal">σ</mi>
        <mi mathvariant="italic">DEM</mi>
      </msub>
      <mo stretchy="false">=</mo>
      <mfrac>
        <mover accent="true">
          <mi mathvariant="normal">σ</mi>
          <mo stretchy="true">^</mo>
        </mover>
        <msqrt>
          <mi>n</mi>
        </msqrt>
      </mfrac>
    </mrow>
    <annotation encoding="StarMath 5.0">%sigma_{DEM} ={widehat {%sigma}} over {sqrt{n} 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4.1$Windows_x86 LibreOffice_project/bc356b2f991740509f321d70e4512a6a54c5f243</meta:generator>
    <dc:date>2015-01-20T14:52:51.902000000</dc:date>
    <meta:editing-duration>PT2M2S</meta:editing-duration>
    <meta:editing-cycles>2</meta:editing-cycles>
  </office:meta>
</office:document-meta>
</file>